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5003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 style:data-style-name="N5003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6 NAS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2">
          <table:table-cell table:style-name="ce2" office:value-type="string">
            <text:p>THEATER 6 NASIONAL</text:p>
          </table:table-cell>
          <table:table-cell table:style-name="ce2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6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362">
            <text:p>362</text:p>
          </table:table-cell>
          <table:table-cell table:style-name="ce14" office:value-type="float" office:value="40000">
            <text:p>40,000</text:p>
          </table:table-cell>
          <table:table-cell table:style-name="ce20" table:formula="of:=SUM([.B7]*[.C7])" office:value-type="float" office:value="14480000">
            <text:p>14,480,000</text:p>
          </table:table-cell>
          <table:table-cell table:style-name="ce20" table:formula="of:=SUM([.D7]*100/110)" office:value-type="float" office:value="13163636.3636364">
            <text:p>13,163,636</text:p>
          </table:table-cell>
          <table:table-cell table:style-name="ce26" table:formula="of:=SUM([.E7]*0.1)" office:value-type="float" office:value="1316363.63636364">
            <text:p>1,31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284">
            <text:p>28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8]*[.C8])" office:value-type="float" office:value="11360000">
            <text:p>11,360,000</text:p>
          </table:table-cell>
          <table:table-cell table:style-name="ce21" table:formula="of:=SUM([.D8]*100/110)" office:value-type="float" office:value="10327272.7272727">
            <text:p>10,327,273</text:p>
          </table:table-cell>
          <table:table-cell table:style-name="ce27" table:formula="of:=SUM([.E8]*0.1)" office:value-type="float" office:value="1032727.27272727">
            <text:p>1,032,727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170">
            <text:p>170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9]*[.C9])" office:value-type="float" office:value="6800000">
            <text:p>6,800,000</text:p>
          </table:table-cell>
          <table:table-cell table:style-name="ce21" table:formula="of:=SUM([.D9]*100/110)" office:value-type="float" office:value="6181818.18181818">
            <text:p>6,181,818</text:p>
          </table:table-cell>
          <table:table-cell table:style-name="ce27" table:formula="of:=SUM([.E9]*0.1)" office:value-type="float" office:value="618181.818181818">
            <text:p>61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64">
            <text:p>16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0]*[.C10])" office:value-type="float" office:value="4100000">
            <text:p>4,100,000</text:p>
          </table:table-cell>
          <table:table-cell table:style-name="ce21" table:formula="of:=SUM([.D10]*100/110)" office:value-type="float" office:value="3727272.72727273">
            <text:p>3,727,273</text:p>
          </table:table-cell>
          <table:table-cell table:style-name="ce27" table:formula="of:=SUM([.E10]*0.1)" office:value-type="float" office:value="372727.272727273">
            <text:p>372,727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14">
            <text:p>11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1]*[.C11])" office:value-type="float" office:value="2850000">
            <text:p>2,850,000</text:p>
          </table:table-cell>
          <table:table-cell table:style-name="ce21" table:formula="of:=SUM([.D11]*100/110)" office:value-type="float" office:value="2590909.09090909">
            <text:p>2,590,909</text:p>
          </table:table-cell>
          <table:table-cell table:style-name="ce27" table:formula="of:=SUM([.E11]*0.1)" office:value-type="float" office:value="259090.909090909">
            <text:p>259,091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21">
            <text:p>12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2]*[.C12])" office:value-type="float" office:value="3025000">
            <text:p>3,025,000</text:p>
          </table:table-cell>
          <table:table-cell table:style-name="ce21" table:formula="of:=SUM([.D12]*100/110)" office:value-type="float" office:value="2750000">
            <text:p>2,750,000</text:p>
          </table:table-cell>
          <table:table-cell table:style-name="ce27" table:formula="of:=SUM([.E12]*0.1)" office:value-type="float" office:value="275000">
            <text:p>275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77">
            <text:p>77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3]*[.C13])" office:value-type="float" office:value="1925000">
            <text:p>1,925,000</text:p>
          </table:table-cell>
          <table:table-cell table:style-name="ce21" table:formula="of:=SUM([.D13]*100/110)" office:value-type="float" office:value="1750000">
            <text:p>1,750,000</text:p>
          </table:table-cell>
          <table:table-cell table:style-name="ce27" table:formula="of:=SUM([.E13]*0.1)" office:value-type="float" office:value="175000">
            <text:p>175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40">
            <text:p>140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14]*[.C14])" office:value-type="float" office:value="4200000">
            <text:p>4,200,000</text:p>
          </table:table-cell>
          <table:table-cell table:style-name="ce21" table:formula="of:=SUM([.D14]*100/110)" office:value-type="float" office:value="3818181.81818182">
            <text:p>3,818,182</text:p>
          </table:table-cell>
          <table:table-cell table:style-name="ce27" table:formula="of:=SUM([.E14]*0.1)" office:value-type="float" office:value="381818.181818182">
            <text:p>38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70">
            <text:p>170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5]*[.C15])" office:value-type="float" office:value="6800000">
            <text:p>6,800,000</text:p>
          </table:table-cell>
          <table:table-cell table:style-name="ce21" table:formula="of:=SUM([.D15]*100/110)" office:value-type="float" office:value="6181818.18181818">
            <text:p>6,181,818</text:p>
          </table:table-cell>
          <table:table-cell table:style-name="ce27" table:formula="of:=SUM([.E15]*0.1)" office:value-type="float" office:value="618181.818181818">
            <text:p>61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163">
            <text:p>16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6]*[.C16])" office:value-type="float" office:value="6520000">
            <text:p>6,520,000</text:p>
          </table:table-cell>
          <table:table-cell table:style-name="ce21" table:formula="of:=SUM([.D16]*100/110)" office:value-type="float" office:value="5927272.72727273">
            <text:p>5,927,273</text:p>
          </table:table-cell>
          <table:table-cell table:style-name="ce27" table:formula="of:=SUM([.E16]*0.1)" office:value-type="float" office:value="592727.272727273">
            <text:p>592,727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13">
            <text:p>113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7]*[.C17])" office:value-type="float" office:value="2825000">
            <text:p>2,825,000</text:p>
          </table:table-cell>
          <table:table-cell table:style-name="ce21" table:formula="of:=SUM([.D17]*100/110)" office:value-type="float" office:value="2568181.81818182">
            <text:p>2,568,182</text:p>
          </table:table-cell>
          <table:table-cell table:style-name="ce27" table:formula="of:=SUM([.E17]*0.1)" office:value-type="float" office:value="256818.181818182">
            <text:p>256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41">
            <text:p>14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8]*[.C18])" office:value-type="float" office:value="3525000">
            <text:p>3,525,000</text:p>
          </table:table-cell>
          <table:table-cell table:style-name="ce21" table:formula="of:=SUM([.D18]*100/110)" office:value-type="float" office:value="3204545.45454545">
            <text:p>3,204,545</text:p>
          </table:table-cell>
          <table:table-cell table:style-name="ce27" table:formula="of:=SUM([.E18]*0.1)" office:value-type="float" office:value="320454.545454545">
            <text:p>320,45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58">
            <text:p>5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9]*[.C19])" office:value-type="float" office:value="1450000">
            <text:p>1,450,000</text:p>
          </table:table-cell>
          <table:table-cell table:style-name="ce21" table:formula="of:=SUM([.D19]*100/110)" office:value-type="float" office:value="1318181.81818182">
            <text:p>1,318,182</text:p>
          </table:table-cell>
          <table:table-cell table:style-name="ce27" table:formula="of:=SUM([.E19]*0.1)" office:value-type="float" office:value="131818.181818182">
            <text:p>13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94">
            <text:p>9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0]*[.C20])" office:value-type="float" office:value="2350000">
            <text:p>2,350,000</text:p>
          </table:table-cell>
          <table:table-cell table:style-name="ce21" table:formula="of:=SUM([.D20]*100/110)" office:value-type="float" office:value="2136363.63636364">
            <text:p>2,136,364</text:p>
          </table:table-cell>
          <table:table-cell table:style-name="ce27" table:formula="of:=SUM([.E20]*0.1)" office:value-type="float" office:value="213636.363636364">
            <text:p>213,636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92">
            <text:p>92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1]*[.C21])" office:value-type="float" office:value="2760000">
            <text:p>2,760,000</text:p>
          </table:table-cell>
          <table:table-cell table:style-name="ce21" table:formula="of:=SUM([.D21]*100/110)" office:value-type="float" office:value="2509090.90909091">
            <text:p>2,509,091</text:p>
          </table:table-cell>
          <table:table-cell table:style-name="ce27" table:formula="of:=SUM([.E21]*0.1)" office:value-type="float" office:value="250909.090909091">
            <text:p>250,909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130">
            <text:p>130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2]*[.C22])" office:value-type="float" office:value="5200000">
            <text:p>5,200,000</text:p>
          </table:table-cell>
          <table:table-cell table:style-name="ce21" table:formula="of:=SUM([.D22]*100/110)" office:value-type="float" office:value="4727272.72727273">
            <text:p>4,727,273</text:p>
          </table:table-cell>
          <table:table-cell table:style-name="ce27" table:formula="of:=SUM([.E22]*0.1)" office:value-type="float" office:value="472727.272727273">
            <text:p>472,727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93">
            <text:p>9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3]*[.C23])" office:value-type="float" office:value="3720000">
            <text:p>3,720,000</text:p>
          </table:table-cell>
          <table:table-cell table:style-name="ce21" table:formula="of:=SUM([.D23]*100/110)" office:value-type="float" office:value="3381818.18181818">
            <text:p>3,381,818</text:p>
          </table:table-cell>
          <table:table-cell table:style-name="ce27" table:formula="of:=SUM([.E23]*0.1)" office:value-type="float" office:value="338181.818181818">
            <text:p>33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61">
            <text:p>6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4]*[.C24])" office:value-type="float" office:value="1525000">
            <text:p>1,525,000</text:p>
          </table:table-cell>
          <table:table-cell table:style-name="ce21" table:formula="of:=SUM([.D24]*100/110)" office:value-type="float" office:value="1386363.63636364">
            <text:p>1,386,364</text:p>
          </table:table-cell>
          <table:table-cell table:style-name="ce27" table:formula="of:=SUM([.E24]*0.1)" office:value-type="float" office:value="138636.363636364">
            <text:p>138,636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78">
            <text:p>7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5]*[.C25])" office:value-type="float" office:value="1950000">
            <text:p>1,950,000</text:p>
          </table:table-cell>
          <table:table-cell table:style-name="ce21" table:formula="of:=SUM([.D25]*100/110)" office:value-type="float" office:value="1772727.27272727">
            <text:p>1,772,727</text:p>
          </table:table-cell>
          <table:table-cell table:style-name="ce27" table:formula="of:=SUM([.E25]*0.1)" office:value-type="float" office:value="177272.727272727">
            <text:p>177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93">
            <text:p>93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6]*[.C26])" office:value-type="float" office:value="2325000">
            <text:p>2,325,000</text:p>
          </table:table-cell>
          <table:table-cell table:style-name="ce21" table:formula="of:=SUM([.D26]*100/110)" office:value-type="float" office:value="2113636.36363636">
            <text:p>2,113,636</text:p>
          </table:table-cell>
          <table:table-cell table:style-name="ce27" table:formula="of:=SUM([.E26]*0.1)" office:value-type="float" office:value="211363.636363636">
            <text:p>211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23">
            <text:p>23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7]*[.C27])" office:value-type="float" office:value="575000">
            <text:p>575,000</text:p>
          </table:table-cell>
          <table:table-cell table:style-name="ce21" table:formula="of:=SUM([.D27]*100/110)" office:value-type="float" office:value="522727.272727273">
            <text:p>522,727</text:p>
          </table:table-cell>
          <table:table-cell table:style-name="ce27" table:formula="of:=SUM([.E27]*0.1)" office:value-type="float" office:value="52272.7272727273">
            <text:p>52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8]*[.C28])" office:value-type="float" office:value="0">
            <text:p>0</text:p>
          </table:table-cell>
          <table:table-cell table:style-name="ce21" table:formula="of:=SUM([.D28]*100/110)" office:value-type="float" office:value="0">
            <text:p>0</text:p>
          </table:table-cell>
          <table:table-cell table:style-name="ce27" table:formula="of:=SUM([.E28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9]*[.C29])" office:value-type="float" office:value="0">
            <text:p>0</text:p>
          </table:table-cell>
          <table:table-cell table:style-name="ce21" table:formula="of:=SUM([.D29]*100/110)" office:value-type="float" office:value="0">
            <text:p>0</text:p>
          </table:table-cell>
          <table:table-cell table:style-name="ce27" table:formula="of:=SUM([.E29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0]*[.C30])" office:value-type="float" office:value="0">
            <text:p>0</text:p>
          </table:table-cell>
          <table:table-cell table:style-name="ce21" table:formula="of:=SUM([.D30]*100/110)" office:value-type="float" office:value="0">
            <text:p>0</text:p>
          </table:table-cell>
          <table:table-cell table:style-name="ce27" table:formula="of:=SUM([.E30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1]*[.C31])" office:value-type="float" office:value="0">
            <text:p>0</text:p>
          </table:table-cell>
          <table:table-cell table:style-name="ce21" table:formula="of:=SUM([.D31]*100/110)" office:value-type="float" office:value="0">
            <text:p>0</text:p>
          </table:table-cell>
          <table:table-cell table:style-name="ce27" table:formula="of:=SUM([.E31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2]*[.C32])" office:value-type="float" office:value="0">
            <text:p>0</text:p>
          </table:table-cell>
          <table:table-cell table:style-name="ce21" table:formula="of:=SUM([.D32]*100/110)" office:value-type="float" office:value="0">
            <text:p>0</text:p>
          </table:table-cell>
          <table:table-cell table:style-name="ce27" table:formula="of:=SUM([.E32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3]*[.C33])" office:value-type="float" office:value="0">
            <text:p>0</text:p>
          </table:table-cell>
          <table:table-cell table:style-name="ce21" table:formula="of:=SUM([.D33]*100/110)" office:value-type="float" office:value="0">
            <text:p>0</text:p>
          </table:table-cell>
          <table:table-cell table:style-name="ce27" table:formula="of:=SUM([.E33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98">
            <text:p>9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4]*[.C34])" office:value-type="float" office:value="2450000">
            <text:p>2,450,000</text:p>
          </table:table-cell>
          <table:table-cell table:style-name="ce21" table:formula="of:=SUM([.D34]*100/110)" office:value-type="float" office:value="2227272.72727273">
            <text:p>2,227,273</text:p>
          </table:table-cell>
          <table:table-cell table:style-name="ce27" table:formula="of:=SUM([.E34]*0.1)" office:value-type="float" office:value="222727.272727273">
            <text:p>222,727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83">
            <text:p>83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35]*[.C35])" office:value-type="float" office:value="2490000">
            <text:p>2,490,000</text:p>
          </table:table-cell>
          <table:table-cell table:style-name="ce21" table:formula="of:=SUM([.D35]*100/110)" office:value-type="float" office:value="2263636.36363636">
            <text:p>2,263,636</text:p>
          </table:table-cell>
          <table:table-cell table:style-name="ce27" table:formula="of:=SUM([.E35]*0.1)" office:value-type="float" office:value="226363.636363636">
            <text:p>22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69">
            <text:p>69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6]*[.C36])" office:value-type="float" office:value="2760000">
            <text:p>2,760,000</text:p>
          </table:table-cell>
          <table:table-cell table:style-name="ce21" table:formula="of:=SUM([.D36]*100/110)" office:value-type="float" office:value="2509090.90909091">
            <text:p>2,509,091</text:p>
          </table:table-cell>
          <table:table-cell table:style-name="ce27" table:formula="of:=SUM([.E36]*0.1)" office:value-type="float" office:value="250909.090909091">
            <text:p>250,909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101">
            <text:p>101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7]*[.C37])" office:value-type="float" office:value="4040000">
            <text:p>4,040,000</text:p>
          </table:table-cell>
          <table:table-cell table:style-name="ce25" table:formula="of:=SUM([.D37]*100/110)" office:value-type="float" office:value="3672727.27272727">
            <text:p>3,672,727</text:p>
          </table:table-cell>
          <table:table-cell table:style-name="ce28" table:formula="of:=SUM([.E37]*0.1)" office:value-type="float" office:value="367272.727272727">
            <text:p>367,273</text:p>
          </table:table-cell>
          <table:table-cell table:style-name="ce31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3092">
            <text:p>3,092</text:p>
          </table:table-cell>
          <table:table-cell table:style-name="ce11"/>
          <table:table-cell table:style-name="ce23" table:formula="of:=SUM([.D7:.D37])" office:value-type="float" office:value="102005000">
            <text:p>102,005,000</text:p>
          </table:table-cell>
          <table:table-cell table:style-name="ce23" table:formula="of:=SUM([.E7:.E37])" office:value-type="float" office:value="92731818.1818182">
            <text:p>92,731,818</text:p>
          </table:table-cell>
          <table:table-cell table:style-name="ce29" table:formula="of:=SUM([.F7:.F37])" office:value-type="float" office:value="9273181.81818182">
            <text:p>9,273,182</text:p>
          </table:table-cell>
          <table:table-cell table:style-name="ce31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NAS" style:display-name="PageStyle_TH 6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32:21.26</dc:date>
    <meta:generator>OpenOffice.org/3.4.1$Win32 OpenOffice.org_project/341m1$Build-9593</meta:generator>
    <meta:editing-duration>PT8M31S</meta:editing-duration>
    <meta:editing-cycles>2</meta:editing-cycles>
    <meta:document-statistic meta:table-count="1" meta:cell-count="203" meta:object-count="0"/>
  </office:meta>
</office:document-meta>
</file>